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Alg 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</table:table-row>
        <table:table-row table:style-name="ro1">
          <table:table-cell office:value-type="string" calcext:value-type="string">
            <text:p>Prueba1</text:p>
          </table:table-cell>
          <table:table-cell office:value-type="string" calcext:value-type="string">
            <text:p>Vector(menor a mayor)</text:p>
          </table:table-cell>
          <table:table-cell office:value-type="float" office:value="0.0022672" calcext:value-type="float">
            <text:p>0.0022672</text:p>
          </table:table-cell>
          <table:table-cell table:style-name="ce1" office:value-type="float" office:value="0.00000235939" calcext:value-type="float">
            <text:p>2.36E-06</text:p>
          </table:table-cell>
          <table:table-cell table:style-name="ce1" office:value-type="float" office:value="0.00000556469" calcext:value-type="float">
            <text:p>5.56E-06</text:p>
          </table:table-cell>
        </table:table-row>
        <table:table-row table:style-name="ro1">
          <table:table-cell office:value-type="string" calcext:value-type="string">
            <text:p>Prueba2</text:p>
          </table:table-cell>
          <table:table-cell office:value-type="string" calcext:value-type="string">
            <text:p>Vector(desorganizado)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0734504" calcext:value-type="float">
            <text:p>0.000734504</text:p>
          </table:table-cell>
          <table:table-cell office:value-type="float" office:value="0.00258002" calcext:value-type="float">
            <text:p>0.00258002</text:p>
          </table:table-cell>
        </table:table-row>
        <table:table-row table:style-name="ro1">
          <table:table-cell office:value-type="string" calcext:value-type="string">
            <text:p>Prueba3</text:p>
          </table:table-cell>
          <table:table-cell office:value-type="string" calcext:value-type="string">
            <text:p>Vector(Mayor a menor)</text:p>
          </table:table-cell>
          <table:table-cell office:value-type="float" office:value="0.00300088" calcext:value-type="float">
            <text:p>0.00300088</text:p>
          </table:table-cell>
          <table:table-cell office:value-type="float" office:value="0.000811229" calcext:value-type="float">
            <text:p>0.000811229</text:p>
          </table:table-cell>
          <table:table-cell office:value-type="float" office:value="0.00518438" calcext:value-type="float">
            <text:p>0.00518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8:02:39.922284251</meta:creation-date>
    <dc:date>2020-02-06T08:41:57.528889357</dc:date>
    <meta:editing-duration>PT28M46S</meta:editing-duration>
    <meta:editing-cycles>4</meta:editing-cycles>
    <meta:generator>LibreOffice/6.0.7.3$Linux_X86_64 LibreOffice_project/00m0$Build-3</meta:generator>
    <meta:document-statistic meta:table-count="1" meta:cell-count="19" meta:object-count="0"/>
  </office:meta>
</office:document-meta>
</file>